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0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2"><text:span text:style-name="T1">{{metadata}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9:00:01.900459477</meta:creation-date>
    <meta:generator>LibreOffice/24.2.7.2$Linux_X86_64 LibreOffice_project/420$Build-2</meta:generator>
    <dc:date>2025-04-27T23:12:22.975147918</dc:date>
    <meta:editing-duration>PT1H10M38S</meta:editing-duration>
    <meta:editing-cycles>12</meta:editing-cycles>
    <dc:coverage>This document showcases how to set, save, reload, and display metadata using styled RichText paragraphs.</dc:coverage>
    <dc:publisher>Walter Diezt</dc:publisher>
    <dc:source>https://github.com/WaltDietzney/odt-template-engine</dc:source>
    <dc:subject>Demonstration of setting and displaying metadata</dc:subject>
    <dc:title>Sample 4 - Metadata and RichText Example</dc:title>
    <meta:keyword>odt emplate metadata richtext</meta:keyword>
    <meta:keyword>php sample</meta:keyword>
    <meta:document-statistic meta:table-count="0" meta:image-count="0" meta:object-count="0" meta:page-count="1" meta:paragraph-count="1" meta:word-count="1" meta:character-count="12" meta:non-whitespace-character-count="12"/>
  </office:meta>
</office:document-meta>
</file>